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1696" calcext:value-type="float">
            <text:p>79.1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2968" calcext:value-type="float">
            <text:p>79.3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1752" calcext:value-type="float">
            <text:p>80.3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1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3776" calcext:value-type="float">
            <text:p>80.5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5448" calcext:value-type="float">
            <text:p>80.1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6472" calcext:value-type="float">
            <text:p>79.9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6511</text:p>
          </table:table-cell>
          <table:table-cell office:value-type="string" calcext:value-type="string">
            <text:p>196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